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1768c" officeooo:paragraph-rsid="0011768c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16 故鄉的楊桃欉</text:p>
        <text:p text:style-name="P1"/>
        <text:p text:style-name="P1">細漢的時陣，</text:p>
        <text:p text:style-name="P1">Sè-hàn ê sî-tsūn, </text:p>
        <text:p text:style-name="P1"/>
        <text:p text:style-name="P1">阮兜蹛庄跤。</text:p>
        <text:p text:style-name="P1">guán tau tuà tsng-kha. </text:p>
        <text:p text:style-name="P1"/>
        <text:p text:style-name="P1">厝裡咧作穡，</text:p>
        <text:p text:style-name="P1">Tshù--lí teh tsoh-sit, </text:p>
        <text:p text:style-name="P1"/>
        <text:p text:style-name="P1">爸母骨力拚，</text:p>
        <text:p text:style-name="P1">pē-bú kut-la̍t piànn, </text:p>
        <text:p text:style-name="P1"/>
        <text:p text:style-name="P1">起一間平厝仔閣蓄七分外的田園來種作，</text:p>
        <text:p text:style-name="P1">khí tsi̍t king pênn-tshù-á koh hak tshit hūn guā ê tshân-hn̂g lâi tsìng-tsoh, </text:p>
        <text:p text:style-name="P1"/>
        <text:p text:style-name="P1">通晟養七个幼囝。</text:p>
        <text:p text:style-name="P1">thang tshiânn-ióng tshit ê iù-kiánn. </text:p>
        <text:p text:style-name="P1"/>
        <text:p text:style-name="P1">較早農業時代，</text:p>
        <text:p text:style-name="P1">Khah-tsá lông-gia̍p sî-tāi, </text:p>
        <text:p text:style-name="P1"/>
        <text:p text:style-name="P1">欲食果子愛家己種。</text:p>
        <text:p text:style-name="P1">beh tsia̍h kué-tsí ài ka-kī tsìng. </text:p>
        <text:p text:style-name="P1"/>
        <text:p text:style-name="P1">向時，</text:p>
        <text:p text:style-name="P1">Hiàng-sî, </text:p>
        <text:p text:style-name="P1"/>
        <text:p text:style-name="P1">厝拄起好，</text:p>
        <text:p text:style-name="P1">tshù tú khí hó, </text:p>
        <text:p text:style-name="P1"/>
        <text:p text:style-name="P1">阿爸順紲踮厝頭前種一欉楊桃栽仔。</text:p>
        <text:p text:style-name="P1">a-pah sūn-suà tiàm tshù thâu-tsîng tsìng tsi̍t tsâng iûnn-tô tsai-á.</text:p>
        <text:p text:style-name="P1"/>
        <text:p text:style-name="P1"/>
        <text:p text:style-name="P1"/>
        <text:p text:style-name="P1"/>
        <text:p text:style-name="P1">自我有記持，</text:p>
        <text:p text:style-name="P1">Tsū guá ū kì-tî,</text:p>
        <text:p text:style-name="P1"/>
        <text:p text:style-name="P1">門跤口的楊桃欉就一樓懸矣。</text:p>
        <text:p text:style-name="P1">mn̂g-kha-kháu ê iûnn-tô-tsâng tō tsi̍t lâu kuân --ah. </text:p>
        <text:p text:style-name="P1"/>
        <text:p text:style-name="P1">樹椏佮葉仔發甲真密，</text:p>
        <text:p text:style-name="P1">Tshiū-ue kah hio̍h-á huat kah tsin ba̍t, </text:p>
        <text:p text:style-name="P1"/>
        <text:p text:style-name="P1">足健欉！</text:p>
        <text:p text:style-name="P1">tsiok kiānn-tsâng! </text:p>
        <text:p text:style-name="P1"/>
        <text:p text:style-name="P1">佇屏東，</text:p>
        <text:p text:style-name="P1">Tī Pîn-tong, </text:p>
        <text:p text:style-name="P1"/>
        <text:p text:style-name="P1">熱人的日頭赤焱焱，</text:p>
        <text:p text:style-name="P1">jua̍h--lâng ê ji̍t-thâu tshiah-iānn-iānn, </text:p>
        <text:p text:style-name="P1"/>
        <text:p text:style-name="P1">有彼欉楊桃通好閘日覕蔭，</text:p>
        <text:p text:style-name="P1">ū hit tsâng iûnn-tô thang-hó tsa̍h ji̍t bih ńg, </text:p>
        <text:p text:style-name="P1"/>
        <text:p text:style-name="P1">足四序！</text:p>
        <text:p text:style-name="P1">tsiok sù-sī!</text:p>
        <text:p text:style-name="P1"/>
        <text:p text:style-name="P1"/>
        <text:p text:style-name="P1"/>
        <text:p text:style-name="P1"/>
        <text:p text:style-name="P1">若拄著楊桃開花，</text:p>
        <text:p text:style-name="P1">Nā tú-tio̍h iûnn-tô khui-hue, </text:p>
        <text:p text:style-name="P1"><text:soft-page-break/></text:p>
        <text:p text:style-name="P1">規欉樹仔的蜂密密密，</text:p>
        <text:p text:style-name="P1">kui tsâng tshiū-á ê phang ba̍t-ba̍t-ba̍t, </text:p>
        <text:p text:style-name="P1"/>
        <text:p text:style-name="P1">沾花採蜜，</text:p>
        <text:p text:style-name="P1">tsam hue tshái bi̍t, </text:p>
        <text:p text:style-name="P1"/>
        <text:p text:style-name="P1">無一時閒。</text:p>
        <text:p text:style-name="P1">bô tsi̍t sî îng. </text:p>
        <text:p text:style-name="P1"/>
        <text:p text:style-name="P1">免偌久，</text:p>
        <text:p text:style-name="P1">Bián guā kú, </text:p>
        <text:p text:style-name="P1"/>
        <text:p text:style-name="P1">青迸迸的楊桃仔囝就生甲滿滿是。</text:p>
        <text:p text:style-name="P1">tshenn-piàng-piàng ê iûnn-tô-á kiánn tō senn kah muá-muá-sī. </text:p>
        <text:p text:style-name="P1"/>
        <text:p text:style-name="P1">過一段時間，</text:p>
        <text:p text:style-name="P1">Kuè tsi̍t tuānn sî-kan, </text:p>
        <text:p text:style-name="P1"/>
        <text:p text:style-name="P1">若看著青苔仔飛來，</text:p>
        <text:p text:style-name="P1">nā khuànn-tio̍h tshenn-thî-á pue --lâi, </text:p>
        <text:p text:style-name="P1"/>
        <text:p text:style-name="P1">就知影阮兜的楊桃到分矣！</text:p>
        <text:p text:style-name="P1">tō tsai-iánn guán tau ê iûnn-tô kàu-hun --ah! </text:p>
        <text:p text:style-name="P1"/>
        <text:p text:style-name="P1">幾若百隻鳥仔歇佇樹仔頂，</text:p>
        <text:p text:style-name="P1">Kuí-nā pah tsiah tsiáu-á hioh tī tshiū-á-tíng, </text:p>
        <text:p text:style-name="P1"/>
        <text:p text:style-name="P1">享受在欉黃，</text:p>
        <text:p text:style-name="P1">hiáng-siū tsāi-tsâng-n̂g, </text:p>
        <text:p text:style-name="P1"/>
        <text:p text:style-name="P1">酸甜的好滋味，</text:p>
        <text:p text:style-name="P1">sng tinn ê hó tsu-bī, </text:p>
        <text:p text:style-name="P1"/>
        <text:p text:style-name="P1">這款景緻恁敢捌看過？</text:p>
        <text:p text:style-name="P1">tsit khuán kíng-tì lín kám bat khuànn--kuè?</text:p>
        <text:p text:style-name="P1"/>
        <text:p text:style-name="P1"/>
        <text:p text:style-name="P1"/>
        <text:p text:style-name="P1"/>
        <text:p text:style-name="P1">彼欉楊桃生真厚，</text:p>
        <text:p text:style-name="P1">Hit tsâng iûnn-tô senn tsin kāu, </text:p>
        <text:p text:style-name="P1"/>
        <text:p text:style-name="P1">家己食袂去，</text:p>
        <text:p text:style-name="P1">ka-kī tsia̍h bē khì, </text:p>
        <text:p text:style-name="P1"/>
        <text:p text:style-name="P1">閣會當挽規堆分厝邊。</text:p>
        <text:p text:style-name="P1">koh ē-tàng bán kui tui pun tshù-pinn. </text:p>
        <text:p text:style-name="P1"/>
        <text:p text:style-name="P1">在欉黃的楊桃有特殊的芳氣，</text:p>
        <text:p text:style-name="P1">Tsāi-tsâng-n̂g ê iûnn-tô ū ti̍k-sû ê phang-khì, </text:p>
        <text:p text:style-name="P1"/>
        <text:p text:style-name="P1">厚汁閣清甜，</text:p>
        <text:p text:style-name="P1">kāu tsiap koh tshing-tinn, </text:p>
        <text:p text:style-name="P1"/>
        <text:p text:style-name="P1">止喙焦兼降火氣。</text:p>
        <text:p text:style-name="P1">tsí tshuì-ta kiam kàng hué-khì.</text:p>
        <text:p text:style-name="P1"/>
        <text:p text:style-name="P1"/>
        <text:p text:style-name="P1"/>
        <text:p text:style-name="P1"/>
        <text:p text:style-name="P1">囡仔時，</text:p>
        <text:p text:style-name="P1">Gín-á sî, </text:p>
        <text:p text:style-name="P1"/>
        <text:p text:style-name="P1">我定定佇樹仔跤佮囡仔咧扮公伙仔，</text:p>
        <text:p text:style-name="P1">guá tiānn-tiānn tī tshiū-á-kha kah gín-á teh pān-kong-hué-á, </text:p>
        <text:p text:style-name="P1"/>
        <text:p text:style-name="P1"><text:soft-page-break/>挽伊的花煮菜，</text:p>
        <text:p text:style-name="P1">bán i ê hue tsú tshài, </text:p>
        <text:p text:style-name="P1"/>
        <text:p text:style-name="P1">掣楊桃葉仔準錢，</text:p>
        <text:p text:style-name="P1">tshuah iûnn-tô hio̍h-á tsún tsînn, </text:p>
        <text:p text:style-name="P1"/>
        <text:p text:style-name="P1">遏枯焦的椏做箸。</text:p>
        <text:p text:style-name="P1">at koo-ta ê ue tsò tī. </text:p>
        <text:p text:style-name="P1"/>
        <text:p text:style-name="P1">若耍覕相揣，</text:p>
        <text:p text:style-name="P1">Nā sńg bih-sio-tshuē, </text:p>
        <text:p text:style-name="P1"/>
        <text:p text:style-name="P1">做鬼仔的人就摸樹箍踅三輾才會當開始掠人。</text:p>
        <text:p text:style-name="P1">tsò kuí-á ê lâng tō bong tshiū-khoo se̍h sann liàn tsiah ē-tàng khai-sí lia̍h lâng. </text:p>
        <text:p text:style-name="P1"/>
        <text:p text:style-name="P1">若無伴就家己控去樹仔頂，</text:p>
        <text:p text:style-name="P1">Nā bô phuānn tō ka-kī khàng khì tshiū-á-tíng,</text:p>
        <text:p text:style-name="P1"/>
        <text:p text:style-name="P1">看狗蟻趖規逝。</text:p>
        <text:p text:style-name="P1">khuànn káu-hiā sô kui tsuā. </text:p>
        <text:p text:style-name="P1"/>
        <text:p text:style-name="P1">一隻一隻嗤舞嗤呲，</text:p>
        <text:p text:style-name="P1">Tsi̍t tsiah tsi̍t tsiah tshi-bú-tshi̍h-tshū,</text:p>
        <text:p text:style-name="P1"/>
        <text:p text:style-name="P1">相拄喙嘛真心適。</text:p>
        <text:p text:style-name="P1">sio tú tshuì mā tsin sim-sik.</text:p>
        <text:p text:style-name="P1"/>
        <text:p text:style-name="P1"/>
        <text:p text:style-name="P1"/>
        <text:p text:style-name="P1"/>
        <text:p text:style-name="P1">日子過了真緊，</text:p>
        <text:p text:style-name="P1">Ji̍t-tsí kuè-liáu tsin kín, </text:p>
        <text:p text:style-name="P1"/>
        <text:p text:style-name="P1">一晃十外冬。</text:p>
        <text:p text:style-name="P1">tsi̍t huánn tsa̍p guā tang. </text:p>
        <text:p text:style-name="P1"/>
        <text:p text:style-name="P1">花無百日紅，</text:p>
        <text:p text:style-name="P1">Hue bô pah ji̍t âng, </text:p>
        <text:p text:style-name="P1"/>
        <text:p text:style-name="P1">楊桃嘛敗欉。</text:p>
        <text:p text:style-name="P1">iûnn-tô mā pāi-tsâng. </text:p>
        <text:p text:style-name="P1"/>
        <text:p text:style-name="P1">會記得有一工透早，</text:p>
        <text:p text:style-name="P1">Ē-kì-tit ū tsi̍t kang thàu-tsá, </text:p>
        <text:p text:style-name="P1"/>
        <text:p text:style-name="P1">阮阿爸對外口紮一支電鋸轉來。</text:p>
        <text:p text:style-name="P1">guán a-pah uì guā-kháu tsah tsi̍t ki tiān-kì tńg--lâi. <text:s/></text:p>
        <text:p text:style-name="P1"/>
        <text:p text:style-name="P1">我問阿爸欲創啥？</text:p>
        <text:p text:style-name="P1">Guá mn̄g a-pah beh tshòng siánn? </text:p>
        <text:p text:style-name="P1"/>
        <text:p text:style-name="P1">伊講：「彼欉楊桃無效矣，</text:p>
        <text:p text:style-name="P1">I kóng: “Hit tsâng iûnn-tô bô-hāu --ah, </text:p>
        <text:p text:style-name="P1"/>
        <text:p text:style-name="P1">愛共剉剉掉！</text:p>
        <text:p text:style-name="P1">ài kā tshò-tshò-tiāu! </text:p>
        <text:p text:style-name="P1"/>
        <text:p text:style-name="P1">門口埕鞏鞏咧，</text:p>
        <text:p text:style-name="P1">Mn̂g-kháu-tiânn khōng-khōng --leh, </text:p>
        <text:p text:style-name="P1"/>
        <text:p text:style-name="P1">較清氣相嘛好停車。」</text:p>
        <text:p text:style-name="P1">khah tshing-khì-siùnn mā hó thîng-tshia.”</text:p>
        <text:p text:style-name="P1"/>
        <text:p text:style-name="P1"/>
        <text:p text:style-name="P1"><text:soft-page-break/></text:p>
        <text:p text:style-name="P1"/>
        <text:p text:style-name="P1">我聽著心內足毋甘，</text:p>
        <text:p text:style-name="P1">Guá thiann-tio̍h sim-lāi tsiok m̄-kam, </text:p>
        <text:p text:style-name="P1"/>
        <text:p text:style-name="P1">猶毋過，</text:p>
        <text:p text:style-name="P1">iáu-m̄-koh, </text:p>
        <text:p text:style-name="P1"/>
        <text:p text:style-name="P1">阿爸決定的代誌無人會當改變，</text:p>
        <text:p text:style-name="P1">a-pah kuat-tīng ê tāi-tsì bô lâng ē-tàng kái-piàn, </text:p>
        <text:p text:style-name="P1"/>
        <text:p text:style-name="P1">我嘛知影敗欉的楊桃囥咧嘛毋是頭路。</text:p>
        <text:p text:style-name="P1">guá mā tsai-iánn pāi-tsâng ê iûnn-tô khǹg --leh mā m̄ sī thâu-lōo. </text:p>
        <text:p text:style-name="P1"/>
        <text:p text:style-name="P1">看楊桃欉一椏、一椏落佇塗跤，</text:p>
        <text:p text:style-name="P1">Khuànn iûnn-tô-tsâng tsi̍t ue, tsi̍t ue lak tī thôo-kha, </text:p>
        <text:p text:style-name="P1"/>
        <text:p text:style-name="P1">我的心肝綴咧搐一下、搐一下！</text:p>
        <text:p text:style-name="P1">guá ê sim-kuann tuè leh tiuh--tsi̍t-ē, tiuh--tsi̍t-ē!</text:p>
        <text:p text:style-name="P1"/>
        <text:p text:style-name="P1"/>
        <text:p text:style-name="P1"/>
        <text:p text:style-name="P1"/>
        <text:p text:style-name="P1">舞規晡才共遐大欉的楊桃剉甲貼底。</text:p>
        <text:p text:style-name="P1">Bú kui poo tsiah kā hiah tuā tsâng ê iûnn-tô tshò kah tah-té. <text:s/></text:p>
        <text:p text:style-name="P1"/>
        <text:p text:style-name="P1">隔轉工，</text:p>
        <text:p text:style-name="P1">Keh-tńg-kang, </text:p>
        <text:p text:style-name="P1"/>
        <text:p text:style-name="P1">阿爸共鋸落來的樹椏捙去擲。</text:p>
        <text:p text:style-name="P1">a-pah kā kì --lo̍h-lâi ê tshiū-ue tshia khì tàn. <text:s/></text:p>
        <text:p text:style-name="P1"/>
        <text:p text:style-name="P1">紲落來紅毛塗攪水搜沙，</text:p>
        <text:p text:style-name="P1">Suà--lo̍h-lâi âng-mn̂g-thôo kiáu tsuí tshiau sua, </text:p>
        <text:p text:style-name="P1"/>
        <text:p text:style-name="P1">共門口埕鞏起來矣，</text:p>
        <text:p text:style-name="P1">kā mn̂g-kháu-tiânn khōng --khí-lâi --ah, </text:p>
        <text:p text:style-name="P1"/>
        <text:p text:style-name="P1">有影較光焱、較清氣。</text:p>
        <text:p text:style-name="P1">ū-iánn khah kng-iānn, khah tshing-khì. </text:p>
        <text:p text:style-name="P1"/>
        <text:p text:style-name="P1">毋過，</text:p>
        <text:p text:style-name="P1">M̄-koh, </text:p>
        <text:p text:style-name="P1"/>
        <text:p text:style-name="P1">我真袂慣勢，</text:p>
        <text:p text:style-name="P1">guá tsin bē kuàn-sì, </text:p>
        <text:p text:style-name="P1"/>
        <text:p text:style-name="P1">雄雄看無伊的形影，</text:p>
        <text:p text:style-name="P1">hiông-hiông khuànn bô i ê hîng-iánn, </text:p>
        <text:p text:style-name="P1"/>
        <text:p text:style-name="P1">我足失落，</text:p>
        <text:p text:style-name="P1">guá tsiok sit-lo̍h, </text:p>
        <text:p text:style-name="P1"/>
        <text:p text:style-name="P1">嘛真孤單。</text:p>
        <text:p text:style-name="P1">mā tsin koo-tuann.</text:p>
        <text:p text:style-name="P1"/>
        <text:p text:style-name="P1">故鄉的楊桃欉，</text:p>
        <text:p text:style-name="P1"><text:s/>Kòo-hiong ê iûnn-tô-tsâng, </text:p>
        <text:p text:style-name="P1"/>
        <text:p text:style-name="P1">陪伴我大漢；</text:p>
        <text:p text:style-name="P1">puê-phuānn guá tuā-hàn; </text:p>
        <text:p text:style-name="P1"/>
        <text:p text:style-name="P1">故鄉的楊桃欉，</text:p>
        <text:p text:style-name="P1"><text:soft-page-break/>kòo-hiong ê iûnn-tô-tsâng, </text:p>
        <text:p text:style-name="P1"/>
        <text:p text:style-name="P1">永遠佇阮心房。</text:p>
        <text:p text:style-name="P1">íng-uán tī guán sim-pâng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50:16.529071558</dc:date>
    <meta:editing-duration>PT25S</meta:editing-duration>
    <meta:editing-cycles>1</meta:editing-cycles>
    <meta:document-statistic meta:table-count="0" meta:image-count="0" meta:object-count="0" meta:page-count="5" meta:paragraph-count="164" meta:word-count="1150" meta:character-count="3393" meta:non-whitespace-character-count="2972"/>
    <meta:generator>LibreOffice/5.1.6.2$Linux_X86_64 LibreOffice_project/10m0$Build-2</meta:generator>
  </office:meta>
</office:document-meta>
</file>